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10" svg:font-family="LMTypewriter10" style:font-family-generic="modern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932cm" table:align="margins" style:shadow="none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932cm" table:align="margins" style:shadow="none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932cm" table:align="margins" style:shadow="none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 style:shadow="none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932cm" table:align="margins" style:shadow="none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 style:shadow="none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 style:shadow="none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0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letter-spacing="-0.009cm" fo:font-weight="bold" style:font-weight-asian="bold" style:font-weight-complex="bold"/>
    </style:style>
    <style:style style:name="T21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Bitstream Charter" fo:font-style="italic" style:font-style-asian="italic" style:font-style-complex="italic"/>
    </style:style>
    <style:style style:name="T32" style:family="text">
      <style:text-properties style:font-name="Bitstream Charter" fo:letter-spacing="-0.009cm" fo:font-style="italic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fo:color="#000000"/>
    </style:style>
    <style:style style:name="T35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36" style:family="text">
      <style:text-properties fo:color="#000000" style:font-name="Bitstream Charter" fo:font-style="italic" style:font-style-asian="italic" style:font-style-complex="itali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00ff"/>
    </style:style>
    <style:style style:name="T41" style:family="text">
      <style:text-properties fo:color="#0000ff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color="#0000ff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color="#0000ff" style:font-name="LMTypewriter1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color="#0000ff" style:font-name="LMTypewriter10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6">9 rue Eugène Crétel</text:p>
            <text:p text:style-name="P26">91300 Massy, France</text:p>
            <text:p text:style-name="P2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2"><text:s text:c="58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7">Ingénieur Expert à INRIA Saclay-IDF, Équipe TAO <text:span text:style-name="T37">(Apprentissage et Optimisation)</text:span></text:p>
            <text:p text:style-name="Standard"><text:span text:style-name="T29">Développement collaboratif au sein du Projet Mash </text:span><text:span text:style-name="T27">(</text:span><text:a xlink:type="simple" xlink:href="http://mash-project.eu/"><text:span text:style-name="T43">http://mash-project.eu/</text:span></text:a><text:span text:style-name="T27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7">(Apprentissage et Optimisation)</text:span></text:p>
            <text:p text:style-name="Standard"><text:span text:style-name="T29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29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3">Titre:</text:span> <text:span text:style-name="T25">Raffinement d'abstraction de composants matériels pour la vérification par model checking.</text:span></text:p>
                  <text:p text:style-name="Standard"><text:span text:style-name="T13">Thèmes:</text:span> <text:span text:style-name="T25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29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3">Titre:</text:span> <text:span text:style-name="T25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3">Thèmes:</text:span> intelligence artificielle , apprentissage, metadonnées, web sémantique.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2"><text:s text:c="84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9</text:p>
          </table:table-cell>
          <table:table-cell table:style-name="Tableau3.B1" office:value-type="string">
            <text:p text:style-name="P21">Master de recherche : Modèles, Optimisation, Programmation et Services. </text:p>
            <text:p text:style-name="P27"><text:span text:style-name="T3">Université d’Evry-Val-d’Essonne, France</text:span><text:span text:style-name="T4">.</text:span> <text:s text:c="4"/></text:p>
            <text:p text:style-name="P5"><text:span text:style-name="T38">Majeurs:</text:span> Optimisation, Apprentissage automatique, Recherche opérationnelle.</text:p>
            <text:p text:style-name="P5"><text:span text:style-name="T38">Mineurs:</text:span> systèmes distribués<text:span text:style-name="T34">, programmation linéaire.</text:span></text:p>
          </table:table-cell>
        </table:table-row>
        <table:table-row>
          <table:table-cell table:style-name="Tableau3.A1" office:value-type="string">
            <text:p text:style-name="P18">2008</text:p>
          </table:table-cell>
          <table:table-cell table:style-name="Tableau3.B1" office:value-type="string">
            <text:p text:style-name="P22"><text:span text:style-name="T2">Maîtrise en Sciences Informatiques : Génie Logiciel et Programmation.</text:span><text:span text:style-name="T7"> </text:span></text:p>
            <text:p text:style-name="P23"><text:span text:style-name="T3">Université de Carthage, Tunisie.</text:span><text:span text:style-name="T23"> </text:span><text:span text:style-name="T24"><text:s/></text:span></text:p>
            <text:p text:style-name="P29">Avec mention bien (3<text:span text:style-name="T33">ème</text:span>/64).</text:p>
            <text:p text:style-name="P28"><text:span text:style-name="T38">Majeurs:</text:span> Ateliers de génie logiciel. <text:span text:style-name="T38">Mineurs:</text:span> Architecture des systèmes <text:span text:style-name="T34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8">2004</text:p>
          </table:table-cell>
          <table:table-cell table:style-name="Tableau3.B1" office:value-type="string">
            <text:p text:style-name="P21">DEUPC en Mathématiques et Sciences Informatiques.</text:p>
            <text:p text:style-name="P23"><text:span text:style-name="T3">Université de Carthage, Tunisie.</text:span><text:span text:style-name="T23"> </text:span><text:span text:style-name="T24"><text:s/></text:span></text:p>
            <text:p text:style-name="P5"><text:span text:style-name="T38">Majeurs:</text:span> Sciences informatiques, Mathématiques. <text:span text:style-name="T38">Mineurs:</text:span> Physiques, Statistiques<text:span text:style-name="T34">.</text:span></text:p>
          </table:table-cell>
        </table:table-row>
      </table:table>
      <text:p text:style-name="P16"><text:soft-page-break/></text:p>
      <text:p text:style-name="P16"><text:s text:c="61"/>Compétences Spécifiques</text:p>
      <text:p text:style-name="P24"/>
      <text:p text:style-name="Standard"><text:span text:style-name="T11"><text:tab/><text:tab/></text:span><text:span text:style-name="T17">Programmation:</text:span><text:span text:style-name="T39"> </text:span><text:span text:style-name="T30">C/C++(Expert), J2EE(Familier), Cuda(base).</text:span></text:p>
      <text:p text:style-name="P31"><text:span text:style-name="T21"><text:tab/><text:tab/></text:span><text:span text:style-name="T18">API:</text:span><text:span text:style-name="T31"> JNI, SWING. </text:span></text:p>
      <text:p text:style-name="P31"><text:span text:style-name="T20"><text:tab/><text:tab/></text:span><text:span text:style-name="T18">IDE:</text:span> <text:span text:style-name="T31">Vim, Eclipse, NetBeans.</text:span></text:p>
      <text:p text:style-name="P31"><text:span text:style-name="T20"><text:tab/><text:tab/></text:span><text:span text:style-name="T18">Debugging:</text:span><text:span text:style-name="T22"> </text:span><text:span text:style-name="T31">DDD. <text:s text:c="2"/></text:span><text:s/></text:p>
      <text:p text:style-name="P31"><text:span text:style-name="T20"><text:tab/><text:tab/></text:span><text:span text:style-name="T18">Gestionnaires de Versions:</text:span> <text:span text:style-name="T31">CVS, SVN, GIT. </text:span><text:s text:c="3"/></text:p>
      <text:p text:style-name="P31"><text:span text:style-name="T20"><text:tab/><text:tab/></text:span><text:span text:style-name="T18">Scripts:</text:span> <text:span text:style-name="T31">Shell, Sed, </text:span><text:span text:style-name="T36">Awk, O</text:span><text:span text:style-name="T31">ctave.</text:span><text:line-break/><text:tab/><text:tab/><text:span text:style-name="T18">Gestion de bases de données:</text:span> <text:span text:style-name="T31">Oracle, PL/SQL, MySQL.</text:span></text:p>
      <text:p text:style-name="P31"><text:span text:style-name="T20"><text:tab/><text:tab/></text:span><text:span text:style-name="T18">Systèmes d'exploitation:</text:span><text:span text:style-name="T22"> </text:span><text:span text:style-name="T32">MS Windows, Linux, MacOS.</text:span></text:p>
      <text:p text:style-name="P12"><text:s text:c="79"/>Formations</text:p>
      <text:p text:style-name="P13"/>
      <text:p text:style-name="Standard"><text:tab/><text:tab/><text:span text:style-name="T17">Avril 2011: École de printemps GRID'5000 (5 jours)</text:span></text:p>
      <text:p text:style-name="Standard"><text:span text:style-name="T19"><text:tab/> <text:s text:c="9"/></text:span><text:span text:style-name="T15">-</text:span><text:span text:style-name="T16"> </text:span><text:span text:style-name="T15">Clouds computing et déploiement d'environnements virtualisés.</text:span></text:p>
      <text:p text:style-name="Standard"><text:tab/><text:tab/><text:span text:style-name="T17">Avril 2011: Formation intensive à INRIA-Saclay (3 jours)</text:span></text:p>
      <text:p text:style-name="Standard"><text:span text:style-name="T10"><text:tab/> <text:s text:c="13"/></text:span><text:span text:style-name="T15">- Programmation GPGPU.</text:span></text:p>
      <text:p text:style-name="Standard"><text:span text:style-name="T10"><text:tab/><text:tab/></text:span><text:span text:style-name="T17">Janvier 2011: Formation intensive à INRIA-Rocquencourt (3 jours) </text:span></text:p>
      <text:p text:style-name="Standard"><text:tab/> <text:s text:c="11"/><text:span text:style-name="T15"><text:s/>- Programmation parallèle avec MPI.</text:span></text:p>
      <text:p text:style-name="Standard"><text:tab/> <text:s text:c="11"/><text:span text:style-name="T15"><text:s/>- Programmation GPU avec Cuda.</text:span></text:p>
      <text:p text:style-name="Standard"><text:tab/><text:tab/><text:span text:style-name="T17">Avril 2010: École de printemps GRID'5000 (5 jours)</text:span></text:p>
      <text:p text:style-name="Standard"><text:tab/> <text:s text:c="12"/><text:span text:style-name="T15">- Expérimentations grande échelle sur les grilles de calcul et plan d'expériences.</text:span></text:p>
      <text:p text:style-name="P14"><text:s text:c="82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Standard"><text:span text:style-name="T9">MoGoDroid</text:span>: Application<text:span text:style-name="T15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<text:s/>-</text:p>
            <text:p text:style-name="P18"><text:s/>2009</text:p>
          </table:table-cell>
          <table:table-cell table:style-name="Tableau4.B1" office:value-type="string">
            <text:p text:style-name="Standard"><text:span text:style-name="T9">MoGo</text:span>:<text:span text:style-name="T37"> </text:span><text:span text:style-name="T15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5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-</text:p>
            <text:p text:style-name="P18">2009</text:p>
          </table:table-cell>
          <table:table-cell table:style-name="Tableau4.B1" office:value-type="string">
            <text:p text:style-name="P20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70"/>Langages et Intérêts</text:p>
      <text:p text:style-name="P8"><text:tab/><text:tab/></text:p>
      <text:p text:style-name="P8"><text:tab/><text:tab/>Langag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44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4">http://www.speleobizerte.creajn.com</text:span>).</text:p>
      <text:p text:style-name="P9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10" svg:font-family="LMTypewriter10" style:font-family-generic="modern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12:46:01</dc:date>
    <meta:editing-duration>PT77H59M14S</meta:editing-duration>
    <meta:editing-cycles>246</meta:editing-cycles>
    <meta:generator>OpenOffice.org/3.0$Linux OpenOffice.org_project/300m15$Build-9379</meta:generator>
    <meta:printed-by>hassen DOGHMEN</meta:printed-by>
    <meta:print-date>2011-09-27T10:39:06</meta:print-date>
    <dc:creator>hassen DOGHMEN</dc:creator>
    <meta:document-statistic meta:table-count="11" meta:image-count="0" meta:object-count="0" meta:page-count="2" meta:paragraph-count="110" meta:word-count="630" meta:character-count="5286"/>
    <meta:user-defined meta:name="Info 1"/>
    <meta:user-defined meta:name="Info 2"/>
    <meta:user-defined meta:name="Info 3"/>
    <meta:user-defined meta:name="Info 4"/>
  </office:meta>
</office:document-meta>
</file>